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porte tubo rayos</text:p>
      <text:p text:style-name="Standard">Placa base monitor</text:p>
      <text:p text:style-name="Standard">placa de leds</text:p>
      <text:p text:style-name="Standard">placa controlador del menu de opciones</text:p>
      <text:p text:style-name="Standard">ventilador x2</text:p>
      <text:p text:style-name="Standard">buses de datos</text:p>
      <text:p text:style-name="Standard">placa monitor 2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Cid</meta:initial-creator>
    <meta:creation-date>2013-10-22T17:29:50.80</meta:creation-date>
    <dc:date>2014-07-14T12:15:17.489768267</dc:date>
    <meta:editing-duration>PT38M31S</meta:editing-duration>
    <meta:editing-cycles>3</meta:editing-cycles>
    <meta:generator>LibreOffice/4.2.4.2$Linux_X86_64 LibreOffice_project/420m0$Build-2</meta:generator>
    <meta:document-statistic meta:table-count="0" meta:image-count="0" meta:object-count="0" meta:page-count="1" meta:paragraph-count="7" meta:word-count="23" meta:character-count="129" meta:non-whitespace-character-count="113"/>
  </office:meta>
</office:document-meta>
</file>